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8504" officeooo:paragraph-rsid="00048504"/>
    </style:style>
    <style:style style:name="P2" style:family="paragraph" style:parent-style-name="Title">
      <style:paragraph-properties fo:margin-top="0cm" fo:margin-bottom="0cm" style:contextual-spacing="false"/>
      <style:text-properties officeooo:paragraph-rsid="00048504"/>
    </style:style>
    <style:style style:name="P3" style:family="paragraph" style:parent-style-name="Standard">
      <style:text-properties officeooo:paragraph-rsid="00048504"/>
    </style:style>
    <style:style style:name="P4" style:family="paragraph" style:parent-style-name="Heading_20_2">
      <style:text-properties officeooo:rsid="00063ea5" officeooo:paragraph-rsid="00063ea5"/>
    </style:style>
    <style:style style:name="P5" style:family="paragraph" style:parent-style-name="Text_20_body" style:list-style-name="L1">
      <style:text-properties officeooo:rsid="00063ea5" officeooo:paragraph-rsid="00063ea5"/>
    </style:style>
    <style:style style:name="P6" style:family="paragraph" style:parent-style-name="Text_20_body" style:list-style-name="L2">
      <style:text-properties officeooo:rsid="00063ea5" officeooo:paragraph-rsid="00063ea5"/>
    </style:style>
    <style:style style:name="P7" style:family="paragraph" style:parent-style-name="Text_20_body">
      <style:text-properties officeooo:rsid="00063ea5" officeooo:paragraph-rsid="00063ea5"/>
    </style:style>
    <style:style style:name="fr1" style:family="graphic" style:parent-style-name="Inline_20_Heading">
      <style:graphic-properties style:vertical-pos="middle" style:vertical-rel="tex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as-char" draw:z-index="0"><draw:text-box fo:min-height="0cm" fo:min-width="0cm"><text:p text:style-name="P2">Mini Project 1</text:p><text:p text:style-name="Subtitle">Character Creator (D&amp;D or other TTRPGs if possible)</text:p></draw:text-box></draw:frame><text:line-break/>Tome of Friends? Tome of Guises? Something similar to that probably</text:p>
      <text:p text:style-name="P3"/>
      <text:p text:style-name="P1">The project aims to be (with polish, so probably not within the couple of weeks we have to complete this phase of the project) a character creation tool and library for TTRPG (Tabletop Role-Playing Game) characters.<text:line-break/></text:p>
      <text:h text:style-name="P4" text:outline-level="2">Features</text:h>
      <text:list text:style-name="L1">
        <text:list-item>
          <text:p text:style-name="P5">User can view a list of characters that they have created</text:p>
        </text:list-item>
        <text:list-item>
          <text:p text:style-name="P5">User can create a new character in the D&amp;D 5e System</text:p>
        </text:list-item>
        <text:list-item>
          <text:p text:style-name="P5">User can view the character sheet for a character that they created</text:p>
        </text:list-item>
      </text:list>
      <text:h text:style-name="P4" text:outline-level="2">Optional Features</text:h>
      <text:list text:style-name="L2">
        <text:list-item>
          <text:p text:style-name="P6">User can update the character sheet of their characters (levelling up)</text:p>
        </text:list-item>
        <text:list-item>
          <text:p text:style-name="P6">User can create a new character in the Lancer System</text:p>
        </text:list-item>
        <text:list-item>
          <text:p text:style-name="P6">User can specify a custom system for use when creating new characters</text:p>
        </text:list-item>
      </text:list>
      <text:p text:style-name="P7">Obviously not all of these features are feasible, but ideally all of the base features will be included, with some optional features if possib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5T14:23:09.637953146</meta:creation-date>
    <dc:date>2025-03-15T14:45:14.155416658</dc:date>
    <meta:editing-duration>PT4M49S</meta:editing-duration>
    <meta:editing-cycles>1</meta:editing-cycles>
    <meta:document-statistic meta:table-count="0" meta:image-count="0" meta:object-count="0" meta:page-count="1" meta:paragraph-count="13" meta:word-count="158" meta:character-count="892" meta:non-whitespace-character-count="751"/>
    <meta:generator>LibreOffice/25.2.1.2$Linux_X86_64 LibreOffice_project/520$Build-2</meta:generator>
  </office:meta>
</office:document-meta>
</file>